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3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xs</text:p>
          </table:table-cell>
          <table:table-cell table:style-name="Default" office:value-type="string" calcext:value-type="string">
            <text:p>incl</text:p>
          </table:table-cell>
          <table:table-cell office:value-type="string" calcext:value-type="string">
            <text:p>frac incl</text:p>
          </table:table-cell>
          <table:table-cell table:style-name="Default" office:value-type="string" calcext:value-type="string">
            <text:p>excl</text:p>
          </table:table-cell>
          <table:table-cell office:value-type="string" calcext:value-type="string">
            <text:p>frac excl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string" calcext:value-type="string">
            <text:p>DL</text:p>
          </table:table-cell>
          <table:table-cell office:value-type="float" office:value="87.3348" calcext:value-type="float">
            <text:p>87.3348</text:p>
          </table:table-cell>
          <table:table-cell office:value-type="float" office:value="10279617" calcext:value-type="float">
            <text:p>10279617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13228758" calcext:value-type="float">
            <text:p>113228758</text:p>
          </table:table-cell>
          <table:table-cell table:style-name="ce1" office:value-type="float" office:value="0.7" calcext:value-type="float">
            <text:p>0.7</text:p>
          </table:table-cell>
          <table:table-cell table:formula="of:=1000*[.B3]/([.C3]*[.D3]+[.E3]*[.F3])" office:value-type="float" office:value="0.000975374650263142" calcext:value-type="float">
            <text:p>0.0009753747</text:p>
          </table:table-cell>
        </table:table-row>
        <table:table-row table:style-name="ro1">
          <table:table-cell office:value-type="string" calcext:value-type="string">
            <text:p>DL JESUP</text:p>
          </table:table-cell>
          <table:table-cell office:value-type="float" office:value="87.3348" calcext:value-type="float">
            <text:p>87.3348</text:p>
          </table:table-cell>
          <table:table-cell office:value-type="float" office:value="10279617" calcext:value-type="float">
            <text:p>10279617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13228758" calcext:value-type="float">
            <text:p>113228758</text:p>
          </table:table-cell>
          <table:table-cell table:style-name="ce1" office:value-type="float" office:value="1" calcext:value-type="float">
            <text:p>1</text:p>
          </table:table-cell>
          <table:table-cell table:formula="of:=1000*[.B4]/([.C4]*[.D4]+[.E4]*[.F4])" office:value-type="float" office:value="0.000707116420242757" calcext:value-type="float">
            <text:p>0.0007071164</text:p>
          </table:table-cell>
        </table:table-row>
        <table:table-row table:style-name="ro1">
          <table:table-cell office:value-type="string" calcext:value-type="string">
            <text:p>DL JESDOWN</text:p>
          </table:table-cell>
          <table:table-cell office:value-type="float" office:value="87.3348" calcext:value-type="float">
            <text:p>87.3348</text:p>
          </table:table-cell>
          <table:table-cell office:value-type="float" office:value="10279617" calcext:value-type="float">
            <text:p>10279617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13228758" calcext:value-type="float">
            <text:p>113228758</text:p>
          </table:table-cell>
          <table:table-cell table:style-name="ce1" office:value-type="float" office:value="0.8" calcext:value-type="float">
            <text:p>0.8</text:p>
          </table:table-cell>
          <table:table-cell table:formula="of:=1000*[.B5]/([.C5]*[.D5]+[.E5]*[.F5])" office:value-type="float" office:value="0.000865878727481126" calcext:value-type="float">
            <text:p>0.0008658787</text:p>
          </table:table-cell>
        </table:table-row>
        <table:table-row table:style-name="ro1">
          <table:table-cell office:value-type="string" calcext:value-type="string">
            <text:p>DL scaleUP</text:p>
          </table:table-cell>
          <table:table-cell office:value-type="float" office:value="87.3348" calcext:value-type="float">
            <text:p>87.3348</text:p>
          </table:table-cell>
          <table:table-cell office:value-type="float" office:value="5084913" calcext:value-type="float">
            <text:p>5084913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9671200" calcext:value-type="float">
            <text:p>29671200</text:p>
          </table:table-cell>
          <table:table-cell table:style-name="ce1" office:value-type="float" office:value="0.9" calcext:value-type="float">
            <text:p>0.9</text:p>
          </table:table-cell>
          <table:table-cell table:formula="of:=1000*[.B6]/([.C6]*[.D6]+[.E6]*[.F6])" office:value-type="float" office:value="0.00274732829693599" calcext:value-type="float">
            <text:p>0.0027473283</text:p>
          </table:table-cell>
        </table:table-row>
        <table:table-row table:style-name="ro1">
          <table:table-cell office:value-type="string" calcext:value-type="string">
            <text:p>DL scaleDown</text:p>
          </table:table-cell>
          <table:table-cell office:value-type="float" office:value="87.3348" calcext:value-type="float">
            <text:p>87.3348</text:p>
          </table:table-cell>
          <table:table-cell office:value-type="float" office:value="5186372" calcext:value-type="float">
            <text:p>518637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9481968" calcext:value-type="float">
            <text:p>29481968</text:p>
          </table:table-cell>
          <table:table-cell table:style-name="ce1" office:value-type="float" office:value="0.9" calcext:value-type="float">
            <text:p>0.9</text:p>
          </table:table-cell>
          <table:table-cell table:formula="of:=1000*[.B7]/([.C7]*[.D7]+[.E7]*[.F7])" office:value-type="float" office:value="0.00275329147946596" calcext:value-type="float">
            <text:p>0.0027532915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1000*[.B8]/([.C8]*[.D8]+[.E8]*[.F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L</text:p>
          </table:table-cell>
          <table:table-cell office:value-type="float" office:value="364.31088" calcext:value-type="float">
            <text:p>364.31088</text:p>
          </table:table-cell>
          <table:table-cell office:value-type="float" office:value="42928425" calcext:value-type="float">
            <text:p>42928425</text:p>
          </table:table-cell>
          <table:table-cell office:value-type="float" office:value="1" calcext:value-type="float">
            <text:p>1</text:p>
          </table:table-cell>
          <table:table-cell office:value-type="float" office:value="353216236" calcext:value-type="float">
            <text:p>353216236</text:p>
          </table:table-cell>
          <table:table-cell office:value-type="float" office:value="1" calcext:value-type="float">
            <text:p>1</text:p>
          </table:table-cell>
          <table:table-cell table:formula="of:=1000*[.B9]/([.C9]*[.D9]+[.E9]*[.F9])" office:value-type="float" office:value="0.000919641019723348" calcext:value-type="float">
            <text:p>0.000919641</text:p>
          </table:table-cell>
        </table:table-row>
        <table:table-row table:style-name="ro1">
          <table:table-cell office:value-type="string" calcext:value-type="string">
            <text:p>SL JESUP</text:p>
          </table:table-cell>
          <table:table-cell office:value-type="float" office:value="364.31088" calcext:value-type="float">
            <text:p>364.31088</text:p>
          </table:table-cell>
          <table:table-cell office:value-type="float" office:value="42928425" calcext:value-type="float">
            <text:p>42928425</text:p>
          </table:table-cell>
          <table:table-cell office:value-type="float" office:value="1" calcext:value-type="float">
            <text:p>1</text:p>
          </table:table-cell>
          <table:table-cell office:value-type="float" office:value="353216236" calcext:value-type="float">
            <text:p>353216236</text:p>
          </table:table-cell>
          <table:table-cell office:value-type="float" office:value="0.8" calcext:value-type="float">
            <text:p>0.8</text:p>
          </table:table-cell>
          <table:table-cell table:formula="of:=1000*[.B10]/([.C10]*[.D10]+[.E10]*[.F10])" office:value-type="float" office:value="0.00111922979303508" calcext:value-type="float">
            <text:p>0.0011192298</text:p>
          </table:table-cell>
        </table:table-row>
        <table:table-row table:style-name="ro1">
          <table:table-cell office:value-type="string" calcext:value-type="string">
            <text:p>SL JESDOWN</text:p>
          </table:table-cell>
          <table:table-cell office:value-type="float" office:value="364.31088" calcext:value-type="float">
            <text:p>364.31088</text:p>
          </table:table-cell>
          <table:table-cell office:value-type="float" office:value="42928425" calcext:value-type="float">
            <text:p>42928425</text:p>
          </table:table-cell>
          <table:table-cell office:value-type="float" office:value="1" calcext:value-type="float">
            <text:p>1</text:p>
          </table:table-cell>
          <table:table-cell office:value-type="float" office:value="353216236" calcext:value-type="float">
            <text:p>353216236</text:p>
          </table:table-cell>
          <table:table-cell office:value-type="float" office:value="0.9" calcext:value-type="float">
            <text:p>0.9</text:p>
          </table:table-cell>
          <table:table-cell table:formula="of:=1000*[.B11]/([.C11]*[.D11]+[.E11]*[.F11])" office:value-type="float" office:value="0.00100966635230703" calcext:value-type="float">
            <text:p>0.0010096664</text:p>
          </table:table-cell>
        </table:table-row>
        <table:table-row table:style-name="ro1">
          <table:table-cell office:value-type="string" calcext:value-type="string">
            <text:p>SL scaleUp</text:p>
          </table:table-cell>
          <table:table-cell office:value-type="float" office:value="364.31088" calcext:value-type="float">
            <text:p>364.31088</text:p>
          </table:table-cell>
          <table:table-cell office:value-type="float" office:value="21211352" calcext:value-type="float">
            <text:p>21211352</text:p>
          </table:table-cell>
          <table:table-cell office:value-type="float" office:value="1" calcext:value-type="float">
            <text:p>1</text:p>
          </table:table-cell>
          <table:table-cell office:value-type="float" office:value="96055779" calcext:value-type="float">
            <text:p>96055779</text:p>
          </table:table-cell>
          <table:table-cell office:value-type="float" office:value="0.9" calcext:value-type="float">
            <text:p>0.9</text:p>
          </table:table-cell>
          <table:table-cell table:formula="of:=1000*[.B12]/([.C12]*[.D12]+[.E12]*[.F12])" office:value-type="float" office:value="0.0033838530980657" calcext:value-type="float">
            <text:p>0.0033838531</text:p>
          </table:table-cell>
        </table:table-row>
        <table:table-row table:style-name="ro1">
          <table:table-cell office:value-type="string" calcext:value-type="string">
            <text:p>SL scaleDown</text:p>
          </table:table-cell>
          <table:table-cell office:value-type="float" office:value="364.31088" calcext:value-type="float">
            <text:p>364.31088</text:p>
          </table:table-cell>
          <table:table-cell office:value-type="float" office:value="22131479" calcext:value-type="float">
            <text:p>22131479</text:p>
          </table:table-cell>
          <table:table-cell office:value-type="float" office:value="1" calcext:value-type="float">
            <text:p>1</text:p>
          </table:table-cell>
          <table:table-cell office:value-type="float" office:value="96501279" calcext:value-type="float">
            <text:p>96501279</text:p>
          </table:table-cell>
          <table:table-cell office:value-type="float" office:value="1" calcext:value-type="float">
            <text:p>1</text:p>
          </table:table-cell>
          <table:table-cell table:formula="of:=1000*[.B13]/([.C13]*[.D13]+[.E13]*[.F13])" office:value-type="float" office:value="0.00307091301038453" calcext:value-type="float">
            <text:p>0.003070913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1000*[.B14]/([.C14]*[.D14]+[.E14]*[.F1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formula="of:=1000*[.B15]/([.C15]*[.D15]+[.E15]*[.F15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23:02:00.416740784</meta:creation-date>
    <dc:date>2016-02-27T23:39:10.039394519</dc:date>
    <meta:editing-duration>PT6M39S</meta:editing-duration>
    <meta:editing-cycles>1</meta:editing-cycles>
    <meta:document-statistic meta:table-count="1" meta:cell-count="79" meta:object-count="0"/>
    <meta:generator>LibreOffice/4.2.8.2$Linux_X86_64 LibreOffice_project/420m0$Build-2</meta:generator>
  </office:meta>
</office:document-meta>
</file>